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0.8cm" table:align="margins"/>
    </style:style>
    <style:style style:name="Tabela1.A" style:family="table-column">
      <style:table-column-properties style:column-width="1.799cm" style:rel-column-width="10920*"/>
    </style:style>
    <style:style style:name="Tabela1.C" style:family="table-column">
      <style:table-column-properties style:column-width="1.801cm" style:rel-column-width="10927*"/>
    </style:style>
    <style:style style:name="Tabela1.F" style:family="table-column">
      <style:table-column-properties style:column-width="1.801cm" style:rel-column-width="109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data-style-name="N0">
      <style:table-cell-properties fo:padding="0.097cm" fo:border-left="0.002cm solid #000000" fo:border-right="none" fo:border-top="0.002cm solid #000000" fo:border-bottom="0.002cm solid #000000"/>
    </style:style>
    <style:style style:name="Tabela1.F1" style:family="table-cell" style:data-style-name="N0">
      <style:table-cell-properties fo:padding="0.097cm" fo:border="0.002cm solid #000000"/>
    </style:style>
    <style:style style:name="Tabela1.A2" style:family="table-cell" style:data-style-name="N10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none" fo:border-top="none" fo:border-bottom="0.002cm solid #000000"/>
    </style:style>
    <style:style style:name="Tabela1.F2" style:family="table-cell">
      <style:table-cell-properties fo:padding="0.097cm" fo:border-left="0.002cm solid #000000" fo:border-right="0.002cm solid #000000" fo:border-top="none" fo:border-bottom="0.002cm solid #000000"/>
    </style:style>
    <style:style style:name="Tabela2" style:family="table">
      <style:table-properties style:width="10.8cm" fo:break-before="page" table:align="margins"/>
    </style:style>
    <style:style style:name="Tabela2.A" style:family="table-column">
      <style:table-column-properties style:column-width="1.799cm" style:rel-column-width="10922*"/>
    </style:style>
    <style:style style:name="Tabela2.F" style:family="table-column">
      <style:table-column-properties style:column-width="1.801cm" style:rel-column-width="10925*"/>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data-style-name="N0">
      <style:table-cell-properties fo:padding="0.097cm" fo:border-left="0.002cm solid #000000" fo:border-right="none" fo:border-top="0.002cm solid #000000" fo:border-bottom="0.002cm solid #000000"/>
    </style:style>
    <style:style style:name="Tabela2.F1" style:family="table-cell" style:data-style-name="N0">
      <style:table-cell-properties fo:padding="0.097cm" fo:border="0.002cm solid #000000"/>
    </style:style>
    <style:style style:name="Tabela2.A2" style:family="table-cell" style:data-style-name="N100">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none" fo:border-top="none" fo:border-bottom="0.002cm solid #000000"/>
    </style:style>
    <style:style style:name="Tabela2.F2" style:family="table-cell">
      <style:table-cell-properties fo:padding="0.097cm" fo:border-left="0.002cm solid #000000" fo:border-right="0.002cm solid #000000" fo:border-top="none" fo:border-bottom="0.002cm solid #000000"/>
    </style:style>
    <style:style style:name="Tabela3" style:family="table">
      <style:table-properties style:width="10.8cm" table:align="margins"/>
    </style:style>
    <style:style style:name="Tabela3.A" style:family="table-column">
      <style:table-column-properties style:column-width="1.799cm" style:rel-column-width="10922*"/>
    </style:style>
    <style:style style:name="Tabela3.F" style:family="table-column">
      <style:table-column-properties style:column-width="1.801cm" style:rel-column-width="10925*"/>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data-style-name="N0">
      <style:table-cell-properties fo:padding="0.097cm" fo:border-left="0.002cm solid #000000" fo:border-right="none" fo:border-top="0.002cm solid #000000" fo:border-bottom="0.002cm solid #000000"/>
    </style:style>
    <style:style style:name="Tabela3.F1" style:family="table-cell" style:data-style-name="N0">
      <style:table-cell-properties fo:padding="0.097cm" fo:border="0.002cm solid #000000"/>
    </style:style>
    <style:style style:name="Tabela3.A2" style:family="table-cell" style:data-style-name="N100">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1"/>
    <style:style style:name="P5" style:family="paragraph" style:parent-style-name="Standard">
      <style:paragraph-properties fo:break-before="page"/>
    </style:style>
    <style:style style:name="P6" style:family="paragraph" style:parent-style-name="Standard" style:list-style-name="L1">
      <style:paragraph-properties fo:break-before="page"/>
    </style:style>
    <style:style style:name="P7" style:family="paragraph" style:parent-style-name="Standard">
      <style:paragraph-properties fo:text-align="center" style:justify-single-word="false" fo:break-before="page"/>
      <style:text-properties fo:font-weight="bold" style:font-weight-asian="bold" style:font-weight-complex="bold"/>
    </style:style>
    <style:style style:name="P8" style:family="paragraph" style:parent-style-name="Standard">
      <style:paragraph-properties fo:margin-left="0cm" fo:margin-right="0cm" fo:text-align="justify" style:justify-single-word="false" fo:text-indent="0.503cm" style:auto-text-indent="false"/>
    </style:style>
    <style:style style:name="P9" style:family="paragraph" style:parent-style-name="Standard">
      <style:paragraph-properties fo:margin-left="0cm" fo:margin-right="0cm" fo:text-align="justify" style:justify-single-word="false" fo:text-indent="0.503cm" style:auto-text-indent="false"/>
      <style:text-properties fo:font-style="italic" style:font-style-asian="italic" style:font-style-complex="italic"/>
    </style:style>
    <style:style style:name="P10" style:family="paragraph" style:parent-style-name="Standard" style:master-page-name="">
      <style:paragraph-properties fo:margin-left="0cm" fo:margin-right="0cm" fo:text-align="justify" style:justify-single-word="false" fo:text-indent="0.503cm" style:auto-text-indent="false" style:page-number="auto"/>
    </style:style>
    <style:style style:name="P11" style:family="paragraph" style:parent-style-name="Standard" style:master-page-name="">
      <style:paragraph-properties fo:margin-left="0cm" fo:margin-right="0cm" fo:text-align="justify" style:justify-single-word="false" fo:text-indent="0.503cm" style:auto-text-indent="false" style:page-number="auto"/>
    </style:style>
    <style:style style:name="P12" style:family="paragraph" style:parent-style-name="Standard" style:master-page-name="">
      <style:paragraph-properties fo:margin-left="0cm" fo:margin-right="0cm" fo:text-align="justify" style:justify-single-word="false" fo:text-indent="0.503cm" style:auto-text-indent="false" style:page-number="auto"/>
    </style:style>
    <style:style style:name="P13" style:family="paragraph" style:parent-style-name="Standard">
      <style:paragraph-properties fo:margin-left="0cm" fo:margin-right="0cm" fo:text-align="justify" style:justify-single-word="false" fo:text-indent="0.476cm" style:auto-text-indent="false"/>
    </style:style>
    <style:style style:name="P14" style:family="paragraph" style:parent-style-name="Standard" style:master-page-name="">
      <style:paragraph-properties fo:margin-left="0cm" fo:margin-right="0cm" fo:text-align="justify" style:justify-single-word="false" fo:text-indent="0.476cm" style:auto-text-indent="false" style:page-number="auto"/>
    </style:style>
    <style:style style:name="P15" style:family="paragraph" style:parent-style-name="Standard">
      <style:paragraph-properties fo:margin-left="0cm" fo:margin-right="0cm" fo:text-align="justify" style:justify-single-word="false" fo:text-indent="0.529cm" style:auto-text-indent="false"/>
    </style:style>
    <style:style style:name="P16" style:family="paragraph" style:parent-style-name="Standard">
      <style:paragraph-properties fo:margin-left="0cm" fo:margin-right="0cm" fo:text-align="justify" style:justify-single-word="false" fo:text-indent="0.529cm" style:auto-text-indent="false"/>
      <style:text-properties fo:font-style="italic" style:font-style-asian="italic" style:font-style-complex="italic"/>
    </style:style>
    <style:style style:name="P17" style:family="paragraph" style:parent-style-name="Standard">
      <style:paragraph-properties fo:margin-left="0cm" fo:margin-right="0cm" fo:text-align="justify" style:justify-single-word="false" fo:text-indent="0.529cm" style:auto-text-indent="false"/>
      <style:text-properties style:text-underline-style="solid" style:text-underline-width="auto" style:text-underline-color="font-color"/>
    </style:style>
    <style:style style:name="P18" style:family="paragraph" style:parent-style-name="Standard" style:master-page-name="">
      <style:paragraph-properties fo:margin-left="0cm" fo:margin-right="0cm" fo:text-align="justify" style:justify-single-word="false" fo:text-indent="0.529cm" style:auto-text-indent="false" style:page-number="auto"/>
    </style:style>
    <style:style style:name="P19" style:family="paragraph" style:parent-style-name="Standard" style:master-page-name="">
      <style:paragraph-properties fo:margin-left="0cm" fo:margin-right="0cm" fo:text-align="justify" style:justify-single-word="false" fo:text-indent="0.529cm" style:auto-text-indent="false" style:page-number="auto"/>
    </style:style>
    <style:style style:name="P20" style:family="paragraph" style:parent-style-name="Standard" style:master-page-name="">
      <style:paragraph-properties fo:margin-left="0cm" fo:margin-right="0cm" fo:text-align="justify" style:justify-single-word="false" fo:text-indent="0.529cm" style:auto-text-indent="false" style:page-number="auto"/>
    </style:style>
    <style:style style:name="P21" style:family="paragraph" style:parent-style-name="Table_20_Contents">
      <style:paragraph-properties fo:text-align="center" style:justify-single-word="false"/>
      <style:text-properties fo:font-size="8pt" style:font-size-asian="8pt" style:font-size-complex="8pt"/>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Times New Roman"/>
    </style:style>
    <style:style style:name="T4" style:family="text">
      <style:text-properties style:font-name="Times New Roman" style:font-name-asian="SimSun" style:font-name-complex="Mangal"/>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eiss Ikon</text:p>
      <text:p text:style-name="P2">Nettar 515</text:p>
      <text:list xml:id="list8585574576753962644" text:style-name="L1">
        <text:list-item>
          <text:p text:style-name="P6">Produkowany od 1937r.</text:p>
        </text:list-item>
        <text:list-item>
          <text:p text:style-name="P4">Kadr pionowy 6<text:span text:style-name="T1">×</text:span><text:span text:style-name="T3">4,5; 16 zdjęć na filmie typu 120. Na tylnej pokrywie okienko podglądu numeru klatki.</text:span></text:p>
        </text:list-item>
        <text:list-item>
          <text:p text:style-name="P4">Obiektyw Novar-Anastigmat 1:6,3 ogniskowa 75mm. Nastawianie ostrości przez przesuwanie przedniej soczewki (ang. front cell focusing), czyli w rzeczywistości regulowana jest ogniskowa przy stałej odległości obrazu. Podziałka w metrach, zaznaczone odległości: 1,2; 1,5; 2; 3; 4; 6; 10; <text:span text:style-name="T2">∞</text:span><text:span text:style-name="T4">.</text:span> Przysłony: 6,3; 8; 11; 16; 22.</text:p>
        </text:list-item>
        <text:list-item>
          <text:p text:style-name="P4">Migawka listkowa Telma z czasami: 1/25, 1/50, 1/100, 1/125, B, T. Złącze wężyka spustowego i samowyzwalacz.</text:p>
        </text:list-item>
        <text:list-item>
          <text:p text:style-name="P4">Celownik przeziernikowy.</text:p>
        </text:list-item>
        <text:list-item>
          <text:p text:style-name="P4">Na pokrywie obiektywu otwierana podpórka do stawiania aparatu w poziomym położeniu kadru.</text:p>
        </text:list-item>
        <text:list-item>
          <text:p text:style-name="P4">Gniazdo statywu starego typu, 3/8” (duże).</text:p>
        </text:list-item>
      </text:list>
      <text:p text:style-name="Standard"/>
      <text:p text:style-name="P3">Ładowanie filmu</text:p>
      <text:p text:style-name="Standard"/>
      <text:p text:style-name="P10">Wszystkie kierunki podane są z punktu widzenia osoby trzymającej aparat w normalnej do robienia zdjęcia pozycji.</text:p>
      <text:p text:style-name="P9">Jeżeli aparat jest w futerale, wykręcić mocującą go śrubę z gniazda statywowego po lewej stronie. Można zdjąć futerał.</text:p>
      <text:p text:style-name="P8">Wysunąć w górę zasuwkę na prawym boku aparatu i otworzyć tylną pokrywę.</text:p>
      <text:p text:style-name="P8">Podnieść górny trzpień lewej rolki filmu podważając sprężynującą, czarną blaszkę na wierzchu korpusu. (Nie ma sensu ciągnąć za srebrną główkę trzpienia.) Wyjąć pustą rolkę, jeżeli jest. (Nie wyrzucać, kiedyś się może przydać.) Rozerwać banderolę na rolce filmu i założyć rolkę, obracając tak, żeby oba trzpienie zaskoczyły prawidłowo.</text:p>
      <text:p text:style-name="P8"><text:span text:style-name="T5">Jeżeli z prawej strony nie ma pustej rolki, założyć ją w identyczny sposób.</text:span> </text:p>
      <text:p text:style-name="P8"><text:soft-page-break/>Wsunąć końcówkę ochronnego papieru filmu w szczelinę prawej rolki. </text:p>
      <text:p text:style-name="P8">Nawinąć papier kluczem zamocowanym na dolnym trzpieniu zgodnie ze wskazanym na nim kierunkiem na tyle, żeby z rolki odwinął się znak dużej strzały lub linii i był w połowie szerokości aparatu, na wysokości celownika. <text:s/>Film jest przyklejony pod papierem, zaczyna się za częścią rozbiegową i na tym etapie nie jest jeszcze odwinięty z rolki. Uwaga: prawa rolka obraca się tylko w jedną stronę, filmu nie da się cofnąć. </text:p>
      <text:p text:style-name="P8">Zamknąć aparat i odsunąć w górę zasuwkę czerwonego okienka numeracji klatek na tylnej pokrywie.</text:p>
      <text:p text:style-name="P9">Można włożyć aparat do futerału, dopóki możliwe jest swobodne obracanie klucza, który trzeba przełożyć przez wycięcie w dnie futerału. Jest to możliwe w każdym położeniu, ale nie w każdym wygodne. Wkręcić z powrotem mocującą śrubę w gniazdo statywowe.</text:p>
      <text:p text:style-name="P8">Przewinąć powoli film obserwując symbole w czerwonym okienku, aż do liczby 1 (może być do góry nogami). Ponieważ film się nie cofa, w razie przewinięcia zbyt daleko trzeba go po prostu zostawić tak, jak jest. </text:p>
      <text:p text:style-name="P8">Zasunąć okienko. Aparat jest gotowy.</text:p>
      <text:p text:style-name="P8"/>
      <text:p text:style-name="P3">Robienie zdjęć</text:p>
      <text:p text:style-name="P3"/>
      <text:p text:style-name="P18">Małym, okrągłym przyciskiem po prawej stronie wizjera otworzyć obiektyw. Poprawić ręcznie otwarcie, aż do zablokowania całości w prawidłowej pozycji.</text:p>
      <text:p text:style-name="P15">Unikać dotykania mieszka (harmonijki).</text:p>
      <text:p text:style-name="P15">Oznaczenia na przyrządach regulacyjnych przystosowane są położenia aparatu takiego, jakby stał oparty na podpórce pokrywą obiektywu w dół (kadr poziomy). W „naturalnym” położeniu aparatu trzymanego w rękach znajdują się po prawej stronie.</text:p>
      <text:p text:style-name="P15"><text:soft-page-break/>Ustawić odległość do fotografowanego obiektu według liczb ( 1,2; 1,5; 2; 3; 4; 6; 10) na obwodzie małej, ruchomej, przedniej części obiektywu z napisem „NOVAR-ANASTIGMAT” i ostrza wskazówki przykręconej obok.</text:p>
      <text:p text:style-name="P15">Ustawić czas otwarcia migawki (25, 50, 100, 125, B, T) według jednej z dwóch identycznych skal: na frontowym pierścieniu zamykającym zespół migawki w obiektywie, lub na plakietce przykręconej na obwodzie obudowy obiektywu. Suwak jest wspólny dla obu skal i znajduje się na przedniej krawędzi obudowy. Czas B otwiera migawkę w momencie naciśnięcia spustu, a zamyka ją w momencie puszczenia. Czas T (od dawna nie spotykany w nowszych aparatach) otwiera migawkę w momencie pierwszego naciśnięcia spustu i utrzymuje ją otwartą po puszczeniu, a zamyka w momencie drugiego wciśnięcia.</text:p>
      <text:p text:style-name="P15">Ustawić przysłonę (6,3; 8; 11; 16; 22) suwakiem na tylnej krawędzi obudowy obiektywu, według skali na tej samej przykręconej plakietce.</text:p>
      <text:p text:style-name="P16">W razie potrzeby naciągnąć oznaczoną czerwono dźwignię samowyzwalacza w kierunku skal migawki do oporu. Samowyzwalacz działa tylko dla czasu 1/25, przy krótszych naciśnięcie spustu od razu uruchamia migawkę. Może to być spowodowane wytarciem zapadek, które nie utrzymują mocniej naciągniętej sprężyny.</text:p>
      <text:p text:style-name="P16">W razie potrzeby wkręcić wężyk w gniazdo obok dźwigni samowyzwalacza.</text:p>
      <text:p text:style-name="P16">W razie potrzeby podważyć od węższej strony blaszkę na pokrywie obiektywu i otworzyć jako podpórkę.</text:p>
      <text:p text:style-name="P15">Dźwignię znajdującą się po stronie pokrywy obiektywu przesunąć poza literę „N” w napisie „ZEISS IKON”.</text:p>
      <text:p text:style-name="P15">Obok przycisku otwierającego obiektyw znajduje się na pokrywce/tylnej ramce celownika stożkowaty występ. Naciskając go lekko w lewo i lekko ciągnąc w górę zwolnić zatrzask pokrywki/tylnego okienka i otworzyć celownik.</text:p>
      <text:p text:style-name="P17"><text:soft-page-break/>Kolejność wykonywania powyższych czynności może być inna, w tym także kolejność czynności przy nastawianiu migawki.</text:p>
      <text:p text:style-name="P17">Należy unikać robienia zdjęć w kierunku ostrych źródeł światła (zwłaszcza Słońca) znajdujących się poza kadrem, ponieważ może to powodować zaświetlenia.</text:p>
      <text:p text:style-name="P15">Spust migawki znajduje się pod lewą ręką i uruchamia także samowyzwalacz, jeżeli jest naciągnięty. Wężyk spustowy działa identycznie. Zadziałanie migawki jest bardzo słabo wyczuwalne</text:p>
      <text:p text:style-name="P15">Zrobić zdjęcie.</text:p>
      <text:p text:style-name="P15">Po zrobieniu zdjęcia należy przewinąć kluczem film obserwując znaczniki w czerwonym okienku, aż do następnej liczby. <text:span text:style-name="T6">Tę czynność można dla wygody wykonać po pozamykaniu aparatu, ale nie można o niej zapomnieć, ponieważ aparat nie ma zabezpieczeń przed podwójnym naświetleniem tej samej klatki.</text:span></text:p>
      <text:p text:style-name="P15">Złożyć przednie okienko celownika i przytrzymując zakryć je tylnym, aż do zatrzaśnięcia.</text:p>
      <text:p text:style-name="P15">Zamknąć obiektyw, przyciskając oba zastrzały pokrywy w miejscu zawiasu i docisnąć pokrywę aż do zatrzaśnięcia.</text:p>
      <text:p text:style-name="P15">Jeżeli była otwarta, zamknąć podpórkę na pokrywie.</text:p>
      <text:p text:style-name="P15"/>
      <text:p text:style-name="P3">Robienie zdjęć ze statywu</text:p>
      <text:p text:style-name="P3"/>
      <text:p text:style-name="P10">Do przykręcenia aparatu do statywu prawdopodobnie będzie konieczne wykorzystanie przejściówki <text:s/>ze współczesnego gwintu 1/4” na statywie na stary gwint 3/8” w aparacie lub śrubie mocującej futerału.</text:p>
      <text:p text:style-name="P8">Aparat można przykręcić do statywu niezależnie od tego, czy jest włożony do futerału, czy nie (śruba mocująca futerał ma pod spodem identyczny gwint). Jednak im mniej elementów pośrednich, tym stabilniejszy jest aparat i mniej podatny na odkręcenie. Zwłaszcza miękka i gruba skóra <text:soft-page-break/>futerału utrudnia sztywne zamocowanie. Dlatego najlepiej mocować bezpośrednio sam aparat.</text:p>
      <text:p text:style-name="P8"/>
      <text:p text:style-name="P3">Robienie zdjęć z lampą błyskową</text:p>
      <text:p text:style-name="P3"/>
      <text:p text:style-name="P18">Aparat nie ma złącza dla lampy błyskowej, a migawka nie ma mechanizmu synchronizacji. Jest jednak możliwe zrobienie zdjęcia na czasie B (lub T, ale to raczej byłoby mniej wygodne) i oświetlenie sceny ręcznie wyzwoloną lampą błyskową. Należy uważać, aby wymagany czas naświetlania w zastanym oświetleniu był na tyle długi (przynajmniej kilka sekund), żeby ta część naświetlenia nie wpłynęła znacząco na obraz. Migawkę trzeba, oczywiście, trzymać otwartą jak najkrócej, a błysk wywołać jak najszybciej po otwarciu, ale nie gwałtownie, aby nie pomylić kolejności. Cała operacja wymaga użycia dwóch rąk i najlepiej połączenia aparatu z lampą specjalną szyną, lub użycia statywu, ale pozwala uzyskać całkowicie prawidłowe zdjęcia.</text:p>
      <text:p text:style-name="P15"/>
      <text:p text:style-name="P3">Rozładowanie aparatu</text:p>
      <text:p text:style-name="P3"/>
      <text:p text:style-name="P14">Po klatce numer 16 w czerwonym okienku pojawiają się podczas przewijania znaczniki końcowe, a następnie papier ochronny w całości wysuwa się z lewej rolki. Należy wtedy otworzyć aparat, jak przy ładowaniu filmu, wyjąć prawą rolkę z nawiniętym naświetlonym filmem owiniętym w papier i zapieczętować go banderolą doklejoną na końcu papieru (może wymagać polizania, jak znaczek pocztowy). Film warto zabezpieczyć dodatkowo do czasu wywołania. Nie wyrzucać pustych rolek, ponieważ są potrzebne do nawijania następnych filmów.</text:p>
      <text:p text:style-name="P13"/>
      <text:p text:style-name="P3"/>
      <text:p text:style-name="P7">Dobieranie przysłony i czasu otwarcia migawki</text:p>
      <text:p text:style-name="P3"/>
      <text:p text:style-name="P10">Aparat nie ma żadnego światłomierza, dlatego najlepiej mieć taki przyrząd osobno. Można też używać w tym celu aparatu cyfrowego odczytując nastawienia, jakie on wybiera przy identycznych parametrach światłoczułości matrycy, w trybie raczej półautomatycznym ze wstępnym wyborem przysłony lub migawki z dostępnych na Nettarze wartości, ale to jest jednak jakieś niesportowe.</text:p>
      <text:p text:style-name="P8"/>
      <text:p text:style-name="P3">Orientacyjne tabele naświetleń</text:p>
      <text:p text:style-name="P3"/>
      <text:p text:style-name="P18">Do używania bez żadnego przyrządu mierzącego światło – orientacyjne tabele naświetleń skonwertowane z oznaczeń Smieny 8M.</text:p>
      <text:p text:style-name="P15"/>
      <table:table table:name="Tabela1" table:style-name="Tabela1">
        <table:table-column table:style-name="Tabela1.A" table:number-columns-repeated="2"/>
        <table:table-column table:style-name="Tabela1.C"/>
        <table:table-column table:style-name="Tabela1.A" table:number-columns-repeated="2"/>
        <table:table-column table:style-name="Tabela1.F"/>
        <table:table-row>
          <table:table-cell table:style-name="Tabela1.A1" office:value-type="string">
            <text:p text:style-name="Table_20_Contents">100ASA / 21DIN</text:p>
          </table:table-cell>
          <table:table-cell table:style-name="Tabela1.B1" office:value-type="float" office:value="6.3">
            <text:p text:style-name="Table_20_Contents">6,3</text:p>
          </table:table-cell>
          <table:table-cell table:style-name="Tabela1.B1" office:value-type="float" office:value="8">
            <text:p text:style-name="Table_20_Contents">8</text:p>
          </table:table-cell>
          <table:table-cell table:style-name="Tabela1.B1" office:value-type="float" office:value="11">
            <text:p text:style-name="Table_20_Contents">11</text:p>
          </table:table-cell>
          <table:table-cell table:style-name="Tabela1.B1" office:value-type="float" office:value="16">
            <text:p text:style-name="Table_20_Contents">16</text:p>
          </table:table-cell>
          <table:table-cell table:style-name="Tabela1.F1" office:value-type="float" office:value="22">
            <text:p text:style-name="Table_20_Contents">22</text:p>
          </table:table-cell>
        </table:table-row>
        <table:table-row>
          <table:table-cell table:style-name="Tabela1.A2" office:value-type="float" office:value="0">
            <text:p text:style-name="P1">1/25</text:p>
          </table:table-cell>
          <table:table-cell table:style-name="Tabela1.B2" office:value-type="string">
            <text:p text:style-name="P21">burza</text:p>
          </table:table-cell>
          <table:table-cell table:style-name="Tabela1.B2" office:value-type="string">
            <text:p text:style-name="P21">mocny deszcz</text:p>
          </table:table-cell>
          <table:table-cell table:style-name="Tabela1.B2" office:value-type="string">
            <text:p text:style-name="P21">pochmurnie</text:p>
          </table:table-cell>
          <table:table-cell table:style-name="Tabela1.B2" office:value-type="string">
            <text:p text:style-name="P21">lekko pochmurnie</text:p>
          </table:table-cell>
          <table:table-cell table:style-name="Tabela1.F2" office:value-type="string">
            <text:p text:style-name="P21">słońce zamglone</text:p>
          </table:table-cell>
        </table:table-row>
        <table:table-row>
          <table:table-cell table:style-name="Tabela1.A2" office:value-type="float" office:value="0">
            <text:p text:style-name="P1">1/50</text:p>
          </table:table-cell>
          <table:table-cell table:style-name="Tabela1.B2" office:value-type="string">
            <text:p text:style-name="P21">mocny deszcz</text:p>
          </table:table-cell>
          <table:table-cell table:style-name="Tabela1.B2" office:value-type="string">
            <text:p text:style-name="P21">pochmurnie</text:p>
          </table:table-cell>
          <table:table-cell table:style-name="Tabela1.B2" office:value-type="string">
            <text:p text:style-name="P21">lekko pochmurnie</text:p>
          </table:table-cell>
          <table:table-cell table:style-name="Tabela1.B2" office:value-type="string">
            <text:p text:style-name="P21">słońce zamglone</text:p>
          </table:table-cell>
          <table:table-cell table:style-name="Tabela1.F2" office:value-type="string">
            <text:p text:style-name="P21">pełne słońce</text:p>
          </table:table-cell>
        </table:table-row>
        <table:table-row>
          <table:table-cell table:style-name="Tabela1.A2" office:value-type="float" office:value="0">
            <text:p text:style-name="P1">1/100</text:p>
          </table:table-cell>
          <table:table-cell table:style-name="Tabela1.B2" office:value-type="string">
            <text:p text:style-name="P21">pochmurnie</text:p>
          </table:table-cell>
          <table:table-cell table:style-name="Tabela1.B2" office:value-type="string">
            <text:p text:style-name="P21">lekko pochmurnie</text:p>
          </table:table-cell>
          <table:table-cell table:style-name="Tabela1.B2" office:value-type="string">
            <text:p text:style-name="P21">słońce bardziej zamglone</text:p>
          </table:table-cell>
          <table:table-cell table:style-name="Tabela1.B2" office:value-type="string">
            <text:p text:style-name="P21">prawie pełne słońce</text:p>
          </table:table-cell>
          <table:table-cell table:style-name="Tabela1.F2" office:value-type="string">
            <text:p text:style-name="P21">pełne słońce z dodatkowymi odblaskami</text:p>
          </table:table-cell>
        </table:table-row>
        <table:table-row>
          <table:table-cell table:style-name="Tabela1.A2" office:value-type="float" office:value="0">
            <text:p text:style-name="P1">1/125</text:p>
          </table:table-cell>
          <table:table-cell table:style-name="Tabela1.B2" office:value-type="string">
            <text:p text:style-name="P21">pochmurnie</text:p>
          </table:table-cell>
          <table:table-cell table:style-name="Tabela1.B2" office:value-type="string">
            <text:p text:style-name="P21">lekko pochmurnie</text:p>
          </table:table-cell>
          <table:table-cell table:style-name="Tabela1.B2" office:value-type="string">
            <text:p text:style-name="P21">słońce zamglone</text:p>
          </table:table-cell>
          <table:table-cell table:style-name="Tabela1.B2" office:value-type="string">
            <text:p text:style-name="P21">pełne słońce</text:p>
          </table:table-cell>
          <table:table-cell table:style-name="Tabela1.F2" office:value-type="string">
            <text:p text:style-name="P21">pełne słońce z dodatkowymi odblaskami</text:p>
          </table:table-cell>
        </table:table-row>
      </table:table>
      <table:table table:name="Tabela2" table:style-name="Tabela2">
        <table:table-column table:style-name="Tabela2.A" table:number-columns-repeated="5"/>
        <table:table-column table:style-name="Tabela2.F"/>
        <table:table-row>
          <table:table-cell table:style-name="Tabela2.A1" office:value-type="string">
            <text:p text:style-name="Table_20_Contents">200ASA / 24DIN</text:p>
          </table:table-cell>
          <table:table-cell table:style-name="Tabela2.B1" office:value-type="float" office:value="6.3">
            <text:p text:style-name="Table_20_Contents">6,3</text:p>
          </table:table-cell>
          <table:table-cell table:style-name="Tabela2.B1" office:value-type="float" office:value="8">
            <text:p text:style-name="Table_20_Contents">8</text:p>
          </table:table-cell>
          <table:table-cell table:style-name="Tabela2.B1" office:value-type="float" office:value="11">
            <text:p text:style-name="Table_20_Contents">11</text:p>
          </table:table-cell>
          <table:table-cell table:style-name="Tabela2.B1" office:value-type="float" office:value="16">
            <text:p text:style-name="Table_20_Contents">16</text:p>
          </table:table-cell>
          <table:table-cell table:style-name="Tabela2.F1" office:value-type="float" office:value="22">
            <text:p text:style-name="Table_20_Contents">22</text:p>
          </table:table-cell>
        </table:table-row>
        <table:table-row>
          <table:table-cell table:style-name="Tabela2.A2" office:value-type="float" office:value="0">
            <text:p text:style-name="P1">1/25</text:p>
          </table:table-cell>
          <table:table-cell table:style-name="Tabela2.B2" office:value-type="string">
            <text:p text:style-name="P21">burza wieczorem</text:p>
          </table:table-cell>
          <table:table-cell table:style-name="Tabela2.B2" office:value-type="string">
            <text:p text:style-name="P21">burza</text:p>
          </table:table-cell>
          <table:table-cell table:style-name="Tabela2.B2" office:value-type="string">
            <text:p text:style-name="P21">mocny deszcz</text:p>
          </table:table-cell>
          <table:table-cell table:style-name="Tabela2.B2" office:value-type="string">
            <text:p text:style-name="P21">pochmurnie</text:p>
          </table:table-cell>
          <table:table-cell table:style-name="Tabela2.F2" office:value-type="string">
            <text:p text:style-name="P21">lekko pochmurnie</text:p>
          </table:table-cell>
        </table:table-row>
        <table:table-row>
          <table:table-cell table:style-name="Tabela2.A2" office:value-type="float" office:value="0">
            <text:p text:style-name="P1">1/50</text:p>
          </table:table-cell>
          <table:table-cell table:style-name="Tabela2.B2" office:value-type="string">
            <text:p text:style-name="P21">burza</text:p>
          </table:table-cell>
          <table:table-cell table:style-name="Tabela2.B2" office:value-type="string">
            <text:p text:style-name="P21">mocny deszcz</text:p>
          </table:table-cell>
          <table:table-cell table:style-name="Tabela2.B2" office:value-type="string">
            <text:p text:style-name="P21">pochmurnie</text:p>
          </table:table-cell>
          <table:table-cell table:style-name="Tabela2.B2" office:value-type="string">
            <text:p text:style-name="P21">lekko pochmurnie</text:p>
          </table:table-cell>
          <table:table-cell table:style-name="Tabela2.F2" office:value-type="string">
            <text:p text:style-name="P21">słońce zamglone</text:p>
          </table:table-cell>
        </table:table-row>
        <table:table-row>
          <table:table-cell table:style-name="Tabela2.A2" office:value-type="float" office:value="0">
            <text:p text:style-name="P1">1/100</text:p>
          </table:table-cell>
          <table:table-cell table:style-name="Tabela2.B2" office:value-type="string">
            <text:p text:style-name="P21">mocny deszcz</text:p>
          </table:table-cell>
          <table:table-cell table:style-name="Tabela2.B2" office:value-type="string">
            <text:p text:style-name="P21">pochmurnie</text:p>
          </table:table-cell>
          <table:table-cell table:style-name="Tabela2.B2" office:value-type="string">
            <text:p text:style-name="P21">lekko pochmurnie</text:p>
          </table:table-cell>
          <table:table-cell table:style-name="Tabela2.B2" office:value-type="string">
            <text:p text:style-name="P21">słońce bardziej zamglone</text:p>
          </table:table-cell>
          <table:table-cell table:style-name="Tabela2.F2" office:value-type="string">
            <text:p text:style-name="P21">prawie pełne słońce</text:p>
          </table:table-cell>
        </table:table-row>
        <table:table-row>
          <table:table-cell table:style-name="Tabela2.A2" office:value-type="float" office:value="0">
            <text:p text:style-name="P1">1/125</text:p>
          </table:table-cell>
          <table:table-cell table:style-name="Tabela2.B2" office:value-type="string">
            <text:p text:style-name="P21">deszcz</text:p>
          </table:table-cell>
          <table:table-cell table:style-name="Tabela2.B2" office:value-type="string">
            <text:p text:style-name="P21">pochmurnie</text:p>
          </table:table-cell>
          <table:table-cell table:style-name="Tabela2.B2" office:value-type="string">
            <text:p text:style-name="P21">lekko pochmurnie</text:p>
          </table:table-cell>
          <table:table-cell table:style-name="Tabela2.B2" office:value-type="string">
            <text:p text:style-name="P21">słońce zamglone</text:p>
          </table:table-cell>
          <table:table-cell table:style-name="Tabela2.F2" office:value-type="string">
            <text:p text:style-name="P21">pełne słońce</text:p>
          </table:table-cell>
        </table:table-row>
      </table:table>
      <text:p text:style-name="Standard"/>
      <text:p text:style-name="Standard"/>
      <table:table table:name="Tabela3" table:style-name="Tabela3">
        <table:table-column table:style-name="Tabela3.A" table:number-columns-repeated="5"/>
        <table:table-column table:style-name="Tabela3.F"/>
        <table:table-row>
          <table:table-cell table:style-name="Tabela3.A1" office:value-type="string">
            <text:p text:style-name="Table_20_Contents">400ASA / 27DIN</text:p>
          </table:table-cell>
          <table:table-cell table:style-name="Tabela3.B1" office:value-type="float" office:value="6.3">
            <text:p text:style-name="Table_20_Contents">6,3</text:p>
          </table:table-cell>
          <table:table-cell table:style-name="Tabela3.B1" office:value-type="float" office:value="8">
            <text:p text:style-name="Table_20_Contents">8</text:p>
          </table:table-cell>
          <table:table-cell table:style-name="Tabela3.B1" office:value-type="float" office:value="11">
            <text:p text:style-name="Table_20_Contents">11</text:p>
          </table:table-cell>
          <table:table-cell table:style-name="Tabela3.B1" office:value-type="float" office:value="16">
            <text:p text:style-name="Table_20_Contents">16</text:p>
          </table:table-cell>
          <table:table-cell table:style-name="Tabela3.F1" office:value-type="float" office:value="22">
            <text:p text:style-name="Table_20_Contents">22</text:p>
          </table:table-cell>
        </table:table-row>
        <table:table-row>
          <table:table-cell table:style-name="Tabela3.A2" office:value-type="float" office:value="0">
            <text:p text:style-name="P1">1/25</text:p>
          </table:table-cell>
          <table:table-cell table:style-name="Tabela3.B2" office:value-type="string">
            <text:p text:style-name="P21">straszna burza wieczorem</text:p>
          </table:table-cell>
          <table:table-cell table:style-name="Tabela3.B2" office:value-type="string">
            <text:p text:style-name="P21">burza wieczorem</text:p>
          </table:table-cell>
          <table:table-cell table:style-name="Tabela3.B2" office:value-type="string">
            <text:p text:style-name="P21">burza</text:p>
          </table:table-cell>
          <table:table-cell table:style-name="Tabela3.B2" office:value-type="string">
            <text:p text:style-name="P21">mocny deszcz</text:p>
          </table:table-cell>
          <table:table-cell table:style-name="Tabela3.F2" office:value-type="string">
            <text:p text:style-name="P21">pochmurnie</text:p>
          </table:table-cell>
        </table:table-row>
        <table:table-row>
          <table:table-cell table:style-name="Tabela3.A2" office:value-type="float" office:value="0">
            <text:p text:style-name="P1">1/50</text:p>
          </table:table-cell>
          <table:table-cell table:style-name="Tabela3.B2" office:value-type="string">
            <text:p text:style-name="P21">burza wieczorem</text:p>
          </table:table-cell>
          <table:table-cell table:style-name="Tabela3.B2" office:value-type="string">
            <text:p text:style-name="P21">burza</text:p>
          </table:table-cell>
          <table:table-cell table:style-name="Tabela3.B2" office:value-type="string">
            <text:p text:style-name="P21">mocny deszcz</text:p>
          </table:table-cell>
          <table:table-cell table:style-name="Tabela3.B2" office:value-type="string">
            <text:p text:style-name="P21">pochmurnie</text:p>
          </table:table-cell>
          <table:table-cell table:style-name="Tabela3.F2" office:value-type="string">
            <text:p text:style-name="P21">lekko pochmurnie</text:p>
          </table:table-cell>
        </table:table-row>
        <table:table-row>
          <table:table-cell table:style-name="Tabela3.A2" office:value-type="float" office:value="0">
            <text:p text:style-name="P1">1/100</text:p>
          </table:table-cell>
          <table:table-cell table:style-name="Tabela3.B2" office:value-type="string">
            <text:p text:style-name="P21">burza</text:p>
          </table:table-cell>
          <table:table-cell table:style-name="Tabela3.B2" office:value-type="string">
            <text:p text:style-name="P21">mocny deszcz</text:p>
          </table:table-cell>
          <table:table-cell table:style-name="Tabela3.B2" office:value-type="string">
            <text:p text:style-name="P21">pochmurnie</text:p>
          </table:table-cell>
          <table:table-cell table:style-name="Tabela3.B2" office:value-type="string">
            <text:p text:style-name="P21">lekko pochmurnie</text:p>
          </table:table-cell>
          <table:table-cell table:style-name="Tabela3.F2" office:value-type="string">
            <text:p text:style-name="P21">słońce bardziej zamglone</text:p>
          </table:table-cell>
        </table:table-row>
        <table:table-row>
          <table:table-cell table:style-name="Tabela3.A2" office:value-type="float" office:value="0">
            <text:p text:style-name="P1">1/125</text:p>
          </table:table-cell>
          <table:table-cell table:style-name="Tabela3.B2" office:value-type="string">
            <text:p text:style-name="P21">burza</text:p>
          </table:table-cell>
          <table:table-cell table:style-name="Tabela3.B2" office:value-type="string">
            <text:p text:style-name="P21">deszcz</text:p>
          </table:table-cell>
          <table:table-cell table:style-name="Tabela3.B2" office:value-type="string">
            <text:p text:style-name="P21">pochmurnie</text:p>
          </table:table-cell>
          <table:table-cell table:style-name="Tabela3.B2" office:value-type="string">
            <text:p text:style-name="P21">lekko pochmurnie</text:p>
          </table:table-cell>
          <table:table-cell table:style-name="Tabela3.F2" office:value-type="string">
            <text:p text:style-name="P21">słońce zamglon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9T21:46:27.65</meta:creation-date>
    <dc:date>2021-01-04T21:14:14.53</dc:date>
    <meta:editing-duration>PT2H54M3S</meta:editing-duration>
    <meta:editing-cycles>5</meta:editing-cycles>
    <meta:generator>OpenOffice/4.1.4$Win32 OpenOffice.org_project/414m5$Build-9788</meta:generator>
    <meta:print-date>2021-01-04T19:50:46.27</meta:print-date>
    <meta:document-statistic meta:table-count="3" meta:image-count="0" meta:object-count="0" meta:page-count="8" meta:paragraph-count="142" meta:word-count="1313" meta:character-count="9077"/>
  </office:meta>
</office:document-meta>
</file>